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b2b0a" officeooo:paragraph-rsid="000b2b0a"/>
    </style:style>
    <style:style style:name="P2" style:family="paragraph" style:parent-style-name="Heading_20_1">
      <style:text-properties officeooo:rsid="00083587" officeooo:paragraph-rsid="00083587"/>
    </style:style>
    <style:style style:name="T1" style:family="text">
      <style:text-properties officeooo:rsid="000a0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eading 1</text:h>
      <text:p text:style-name="P1">This is the first paragrap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3:50:22.567000000</meta:creation-date>
    <dc:date>2025-06-16T21:23:36.418000000</dc:date>
    <meta:editing-duration>PT1M10S</meta:editing-duration>
    <meta:editing-cycles>4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2" meta:word-count="7" meta:character-count="37" meta:non-whitespace-character-count="32"/>
  </office:meta>
</office:document-meta>
</file>